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17cm" fo:min-width="1.567cm"/>
    </style:style>
    <style:style style:name="gr2" style:family="graphic" style:parent-style-name="objectwithoutfill">
      <style:graphic-properties draw:marker-start="Rounded_20_large_20_Arrow" draw:marker-end="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5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2.921cm" svg:x="8.366cm" svg:y="5.95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366cm" svg:y1="7.477cm" svg:x2="6.08cm" svg:y2="7.477cm">
          <text:p/>
        </draw:line>
        <draw:line draw:style-name="gr2" draw:text-style-name="P2" draw:layer="layout" svg:x1="8.747cm" svg:y1="6.461cm" svg:x2="6.588cm" svg:y2="4.937cm">
          <text:p/>
        </draw:line>
        <draw:line draw:style-name="gr2" draw:text-style-name="P2" draw:layer="layout" svg:x1="8.747cm" svg:y1="8.493cm" svg:x2="6.715cm" svg:y2="9.89cm">
          <text:p/>
        </draw:line>
        <draw:line draw:style-name="gr3" draw:text-style-name="P2" draw:layer="layout" svg:x1="11.287cm" svg:y1="7.477cm" svg:x2="14.589cm" svg:y2="7.477cm">
          <text:p/>
        </draw:line>
        <draw:custom-shape draw:style-name="gr4" draw:text-style-name="P1" draw:layer="layout" svg:width="1.016cm" svg:height="1.016cm" svg:x="12.022cm" svg:y="6.969cm">
          <text:p/>
          <draw:enhanced-geometry svg:viewBox="0 0 21600 21600" draw:type="rectangle" draw:enhanced-path="M 0 0 L 21600 0 21600 21600 0 21600 0 0 Z N"/>
        </draw:custom-shape>
        <draw:path draw:style-name="gr5" draw:text-style-name="P2" draw:layer="layout" svg:width="0.788cm" svg:height="0.38cm" svg:x="12.149cm" svg:y="7.223cm" svg:viewBox="0 0 789 381" svg:d="M0 381c418 0 464-163 464-163 0 0 0-218 325-218">
          <text:p/>
        </draw:path>
        <draw:frame draw:style-name="gr6" draw:text-style-name="P1" draw:layer="layout" svg:width="0.537cm" svg:height="0.709cm" svg:x="5.953cm" svg:y="4.57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" draw:layer="layout" svg:width="0.55cm" svg:height="0.709cm" svg:x="6.125cm" svg:y="9.59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1.035cm" svg:height="0.962cm" draw:transform="rotate (-1.5707963267949) translate (6.969cm 5.872cm)">
          <draw:text-box>
            <text:p><text:span text:style-name="T1">...</text:span></text:p>
          </draw:text-box>
        </draw:frame>
        <draw:frame draw:style-name="gr7" draw:text-style-name="P3" draw:layer="layout" svg:width="1.035cm" svg:height="0.962cm" draw:transform="rotate (-1.5707963267949) translate (7.021cm 8.093cm)">
          <draw:text-box>
            <text:p><text:span text:style-name="T1">...</text:span></text:p>
          </draw:text-box>
        </draw:frame>
        <draw:frame draw:style-name="gr6" draw:text-style-name="P1" draw:layer="layout" svg:width="0.64cm" svg:height="0.53cm" svg:x="7.345cm" svg:y="4.91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" draw:layer="layout" svg:width="0.798cm" svg:height="0.709cm" svg:x="7.49cm" svg:y="9.33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1" draw:layer="layout" svg:width="0.51cm" svg:height="0.627cm" svg:x="14.025cm" svg:y="7.64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" draw:layer="layout" svg:width="0.624cm" svg:height="0.627cm" svg:x="9.509cm" svg:y="8.02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9:32:27.053934503</meta:creation-date>
    <dc:date>2016-11-11T01:35:03.673433318</dc:date>
    <meta:editing-duration>PT1H7M48S</meta:editing-duration>
    <meta:editing-cycles>7</meta:editing-cycles>
    <meta:generator>LibreOffice/5.2.2.2$Linux_X86_64 LibreOffice_project/20m0$Build-2</meta:generator>
    <meta:document-statistic meta:object-count="15"/>
  </office:meta>
</office:document-meta>
</file>

<file path=Object 1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2/content.xml><?xml version="1.0" encoding="utf-8"?>
<math xmlns="http://www.w3.org/1998/Math/MathML" display="block">
  <semantics>
    <msub>
      <mi>i</mi>
      <mi>n</mi>
    </msub>
    <annotation encoding="StarMath 5.0">i_n</annotation>
  </semantics>
</math>
</file>

<file path=Object 3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4/content.xml><?xml version="1.0" encoding="utf-8"?>
<math xmlns="http://www.w3.org/1998/Math/MathML" display="block">
  <semantics>
    <msub>
      <mi>w</mi>
      <mi>n</mi>
    </msub>
    <annotation encoding="StarMath 5.0">w_n</annotation>
  </semantics>
</math>
</file>

<file path=Object 5/content.xml><?xml version="1.0" encoding="utf-8"?>
<math xmlns="http://www.w3.org/1998/Math/MathML" display="block">
  <semantics>
    <mi>o</mi>
    <annotation encoding="StarMath 5.0">o</annotation>
  </semantics>
</math>
</file>

<file path=Object 6/content.xml><?xml version="1.0" encoding="utf-8"?>
<math xmlns="http://www.w3.org/1998/Math/MathML" display="block">
  <semantics>
    <mi>m</mi>
    <annotation encoding="StarMath 5.0">m</annotation>
  </semantics>
</math>
</file>